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4-07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4-04-1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4-01-12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3-10-11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3-07-14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3-04-12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3-01-13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2-10-07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2-07-15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2-04-11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2-01-13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1-10-13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1-07-1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1-04-12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1-01-07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0-10-08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0-07-06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0-04-06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20-01-06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9-10-09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9-07-12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9-04-08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9-01-07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8-10-08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8-07-09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8-04-09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8-01-12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7-10-09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7-07-13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7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7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6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6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6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6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5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5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5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5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4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4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4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4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3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3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3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3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2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2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2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2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1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1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1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1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0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0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0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10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9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9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9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9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8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8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8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8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7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7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7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7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6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6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6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6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5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5-07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5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5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4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4-07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4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4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3-10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3-07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3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3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2-10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2-07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2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2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1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1-07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1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1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0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0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0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2000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9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9-07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9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9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8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8-07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8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8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7-10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7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7-04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7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6-10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6-09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6-08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6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6-06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6-05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6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6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5-10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5-07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5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5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4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4-07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4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4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3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3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3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3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2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2-07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2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2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1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1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1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1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0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0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0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90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9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9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9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9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8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8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8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8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7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7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7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7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6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6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6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6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5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5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5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5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4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4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4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4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3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3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3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3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2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2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2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2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1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1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1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32-13</text:p>
          </table:table-cell>
          <table:table-cell office:value-type="string" calcext:value-type="string">
            <text:p>1981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31" meta:object-count="0"/>
    <meta:user-defined meta:name="AppVersion">3.0</meta:user-defined>
  </office:meta>
</office:document-meta>
</file>